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="none" draw:fill-color="#ffffff"/>
    </style:style>
    <style:style style:name="T1" style:family="text">
      <style:text-properties fo:font-size="12pt"/>
    </style:style>
    <style:style style:name="T2" style:family="text">
      <style:text-properties style:font-name="Liberation Serif" style:font-name-asian="SimSun" style:font-name-complex="Mangal"/>
    </style:style>
    <style:style style:name="gr1" style:family="graphic">
      <style:graphic-properties draw:textarea-horizontal-align="justify" draw:textarea-vertical-align="middle" draw:auto-grow-height="false" fo:min-height="0.863cm" fo:min-width="2.6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233cm" fo:min-width="2.5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954cm" fo:min-width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1.044cm" fo:min-width="1.4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051cm" fo:min-width="2.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935cm" fo:min-width="1.3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96cm" fo:min-width="3.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933cm" fo:min-width="2.9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998cm" fo:min-width="3.0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928cm" fo:min-width="1.3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894cm" fo:min-width="2.5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826cm" fo:min-width="1.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0.945cm" fo:min-width="2.9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1.231cm" fo:min-width="3.6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0.923cm" fo:min-width="1.8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0.644cm" fo:min-width="2.4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marker-start="Arrow" draw:marker-start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0.6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Фигура2" draw:style-name="gr1" svg:width="2.932cm" svg:height="1.22cm" svg:x="1.177cm" svg:y="-0.256cm"><text:p text:style-name="P2">X?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1" draw:name="Фигура1" draw:style-name="gr2" svg:width="4.139cm" svg:height="1.232cm" svg:x="0.637cm" svg:y="1.658cm"><text:p text:style-name="P2">a,b,c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" draw:name="Фигура3" draw:style-name="gr3" draw:text-style-name="P3" svg:width="2.92cm" svg:height="1.908cm" svg:x="1.208cm" svg:y="3.672cm"><text:p text:style-name="P2"><text:span text:style-name="T1">a=0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3" draw:name="Фигура4" draw:style-name="gr4" svg:width="2.906cm" svg:height="2.089cm" svg:x="4.828cm" svg:y="5.179cm"><text:p text:style-name="P2">b=0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4" draw:name="Фигура5" draw:style-name="gr5" draw:text-style-name="P2" svg:width="2.841cm" svg:height="1.052cm" svg:x="15.164cm" svg:y="7.823cm"><text:p text:style-name="P2">xϵ<text:span text:style-name="T2">R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name="Фигура6" draw:style-name="gr6" svg:width="2.775cm" svg:height="1.869cm" svg:x="10.867cm" svg:y="7.495cm"><text:p text:style-name="P2">c=0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6" draw:name="Фигура7" draw:style-name="gr7" svg:width="3.061cm" svg:height="0.96cm" svg:x="10.825cm" svg:y="10.356cm"><text:p text:style-name="P2">Нет решения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name="Фигура8" draw:style-name="gr8" svg:width="2.918cm" svg:height="0.934cm" svg:x="5.034cm" svg:y="8.176cm"><text:p text:style-name="P2">x=-c/b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" draw:name="Фигура9" draw:style-name="gr9" svg:width="3.022cm" svg:height="0.999cm" svg:x="1.168cm" svg:y="7.488cm"><text:p text:style-name="P2">t=b^2-4*a*c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name="Фигура10" draw:style-name="gr10" svg:width="2.724cm" svg:height="1.855cm" svg:x="1.261cm" svg:y="10.109cm"><text:p text:style-name="P2">t&lt;0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10" draw:name="Фигура11" draw:style-name="gr11" svg:width="2.595cm" svg:height="0.895cm" svg:x="5.138cm" svg:y="10.585cm"><text:p text:style-name="P2">Нет решения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name="Фигура12" draw:style-name="gr12" svg:width="2.777cm" svg:height="1.648cm" svg:x="1.274cm" svg:y="12.894cm"><text:p text:style-name="P2">t=0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12" draw:name="Фигура13" draw:style-name="gr13" svg:width="2.998cm" svg:height="0.946cm" svg:x="4.942cm" svg:y="13.337cm"><text:p text:style-name="P2">x=-b/(2*a)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name="Фигура14" draw:style-name="gr14" svg:width="3.698cm" svg:height="1.232cm" svg:x="0.896cm" svg:y="15.476cm"><text:p>x1=(-b+sqrt(t))/(2*a)</text:p><text:p>x2=(-b-sqrt(t))/(2*a)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" draw:name="Фигура15" draw:style-name="gr15" svg:width="2.996cm" svg:height="0.922cm" svg:x="1.286cm" svg:y="17.552cm"><text:p text:style-name="P2">x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5" draw:name="Фигура16" draw:style-name="gr16" svg:width="2.673cm" svg:height="0.909cm" svg:x="1.533cm" svg:y="19.41cm"><text:p text:style-name="P2">конец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line text:anchor-type="paragraph" draw:z-index="16" draw:name="Фигура17" draw:style-name="gr17" draw:text-style-name="P2" svg:x1="2.667cm" svg:y1="0.963cm" svg:x2="2.667cm" svg:y2="1.718cm"><text:p/></draw:line><draw:line text:anchor-type="paragraph" draw:z-index="17" draw:name="Фигура18" draw:style-name="gr17" draw:text-style-name="P3" svg:x1="2.668cm" svg:y1="2.888cm" svg:x2="2.645cm" svg:y2="3.699cm"><text:p/></draw:line><draw:line text:anchor-type="paragraph" draw:z-index="18" draw:name="Фигура19" draw:style-name="gr17" draw:text-style-name="P2" svg:x1="2.715cm" svg:y1="5.579cm" svg:x2="2.715cm" svg:y2="7.447cm"><text:p/></draw:line><draw:line text:anchor-type="paragraph" draw:z-index="19" draw:name="Фигура21" draw:style-name="gr17" draw:text-style-name="P2" svg:x1="2.667cm" svg:y1="8.486cm" svg:x2="2.667cm" svg:y2="10.109cm"><text:p/></draw:line><draw:line text:anchor-type="paragraph" draw:z-index="20" draw:name="Фигура22" draw:style-name="gr17" draw:text-style-name="P2" svg:x1="2.644cm" svg:y1="11.963cm" svg:x2="2.667cm" svg:y2="12.894cm"><text:p/></draw:line><draw:line text:anchor-type="paragraph" draw:z-index="21" draw:name="Фигура23" draw:style-name="gr17" draw:text-style-name="P2" svg:x1="2.644cm" svg:y1="14.542cm" svg:x2="2.667cm" svg:y2="15.477cm"><text:p/></draw:line><draw:line text:anchor-type="paragraph" draw:z-index="22" draw:name="Фигура24" draw:style-name="gr17" draw:text-style-name="P2" svg:x1="2.715cm" svg:y1="16.708cm" svg:x2="2.74cm" svg:y2="17.553cm"><text:p/></draw:line><draw:line text:anchor-type="paragraph" draw:z-index="23" draw:name="Фигура25" draw:style-name="gr17" draw:text-style-name="P2" svg:x1="2.692cm" svg:y1="18.473cm" svg:x2="2.715cm" svg:y2="19.41cm"><text:p/></draw:line><draw:line text:anchor-type="paragraph" draw:z-index="24" draw:name="Фигура27" draw:style-name="gr17" draw:text-style-name="P2" svg:x1="13.642cm" svg:y1="8.416cm" svg:x2="15.194cm" svg:y2="8.416cm"><text:p/></draw:line><draw:line text:anchor-type="paragraph" draw:z-index="25" draw:name="Фигура28" draw:style-name="gr17" draw:text-style-name="P2" svg:x1="12.192cm" svg:y1="6.23cm" svg:x2="12.217cm" svg:y2="7.495cm"><text:p/></draw:line><draw:line text:anchor-type="paragraph" draw:z-index="26" draw:name="Фигура29" draw:style-name="gr18" draw:text-style-name="P2" svg:x1="16.642cm" svg:y1="8.874cm" svg:x2="16.57cm" svg:y2="18.02cm"><text:p/></draw:line><draw:line text:anchor-type="paragraph" draw:z-index="27" draw:name="Фигура26" draw:style-name="gr18" draw:text-style-name="P2" svg:x1="7.733cm" svg:y1="6.23cm" svg:x2="12.192cm" svg:y2="6.23cm"><text:p/></draw:line><draw:line text:anchor-type="paragraph" draw:z-index="28" draw:name="Фигура30" draw:style-name="gr17" draw:text-style-name="P2" svg:x1="6.251cm" svg:y1="7.267cm" svg:x2="6.251cm" svg:y2="8.175cm"><text:p/></draw:line><draw:line text:anchor-type="paragraph" draw:z-index="29" draw:name="Фигура31" draw:style-name="gr17" draw:text-style-name="P2" svg:x1="12.264cm" svg:y1="9.363cm" svg:x2="12.289cm" svg:y2="10.347cm"><text:p/></draw:line><draw:line text:anchor-type="paragraph" draw:z-index="30" draw:name="Фигура32" draw:style-name="gr17" draw:text-style-name="P2" svg:x1="3.985cm" svg:y1="11.044cm" svg:x2="5.139cm" svg:y2="11.044cm"><text:p/></draw:line><draw:line text:anchor-type="paragraph" draw:z-index="31" draw:name="Фигура33" draw:style-name="gr17" draw:text-style-name="P2" svg:x1="4.05cm" svg:y1="13.739cm" svg:x2="4.943cm" svg:y2="13.739cm"><text:p/></draw:line><draw:line text:anchor-type="paragraph" draw:z-index="32" draw:name="Фигура34" draw:style-name="gr18" draw:text-style-name="P2" svg:x1="6.468cm" svg:y1="14.282cm" svg:x2="6.491cm" svg:y2="18.02cm"><text:p/></draw:line><draw:line text:anchor-type="paragraph" draw:z-index="33" draw:name="Фигура35" draw:style-name="gr19" draw:text-style-name="P2" svg:x1="4.038cm" svg:y1="18.02cm" svg:x2="16.57cm" svg:y2="18.02cm"><text:p/></draw:line><draw:line text:anchor-type="paragraph" draw:z-index="34" draw:name="Фигура36" draw:style-name="gr18" draw:text-style-name="P2" svg:x1="7.952cm" svg:y1="8.567cm" svg:x2="9.354cm" svg:y2="8.567cm"><text:p/></draw:line><draw:line text:anchor-type="paragraph" draw:z-index="35" draw:name="Фигура37" draw:style-name="gr18" draw:text-style-name="P2" svg:x1="9.354cm" svg:y1="8.567cm" svg:x2="9.329cm" svg:y2="18.02cm"><text:p/></draw:line><draw:line text:anchor-type="paragraph" draw:z-index="36" draw:name="Фигура38" draw:style-name="gr18" draw:text-style-name="P2" svg:x1="8.465cm" svg:y1="11.093cm" svg:x2="8.416cm" svg:y2="18.02cm"><text:p/></draw:line><draw:line text:anchor-type="paragraph" draw:z-index="37" draw:name="Фигура39" draw:style-name="gr18" draw:text-style-name="P2" svg:x1="7.733cm" svg:y1="11.093cm" svg:x2="8.465cm" svg:y2="11.093cm"><text:p/></draw:line><draw:line text:anchor-type="paragraph" draw:z-index="38" draw:name="Фигура40" draw:style-name="gr18" draw:text-style-name="P2" svg:x1="12.362cm" svg:y1="11.315cm" svg:x2="12.337cm" svg:y2="18.02cm"><text:p/></draw:line><draw:line text:anchor-type="paragraph" draw:z-index="39" draw:name="Фигура20" draw:style-name="gr18" draw:text-style-name="P2" svg:x1="4.128cm" svg:y1="4.6cm" svg:x2="6.324cm" svg:y2="4.6cm"><text:p/></draw:line><draw:line text:anchor-type="paragraph" draw:z-index="40" draw:name="Фигура41" draw:style-name="gr17" draw:text-style-name="P3" svg:x1="6.324cm" svg:y1="4.599cm" svg:x2="6.324cm" svg:y2="5.301cm"><text:p/></draw:line><draw:frame text:anchor-type="paragraph" draw:z-index="41" draw:name="Фигура42" draw:style-name="gr20" draw:text-style-name="P4" svg:width="1.138cm" svg:height="0.489cm" svg:x="4.57cm" svg:y="4.166cm"><draw:text-box><text:p>да</text:p></draw:text-box></draw:frame><draw:frame text:anchor-type="paragraph" draw:z-index="42" draw:name="Фигура43" draw:style-name="gr20" draw:text-style-name="P4" svg:width="0.95cm" svg:height="0.489cm" svg:x="1.766cm" svg:y="6.071cm"><draw:text-box><text:p>нет</text:p></draw:text-box></draw:frame><draw:frame text:anchor-type="paragraph" draw:z-index="43" draw:name="Фигура44" draw:style-name="gr21" draw:text-style-name="P4" svg:width="1.218cm" svg:height="0.503cm" svg:x="9.227cm" svg:y="5.727cm"><draw:text-box><text:p>да</text:p></draw:text-box></draw:frame><draw:frame text:anchor-type="paragraph" draw:z-index="44" draw:name="Фигура45" draw:style-name="gr21" draw:text-style-name="P4" svg:width="0.847cm" svg:height="0.503cm" svg:x="6.449cm" svg:y="7.447cm"><draw:text-box><text:p>нет</text:p></draw:text-box></draw:frame><draw:frame text:anchor-type="paragraph" draw:z-index="45" draw:name="Фигура46" draw:style-name="gr22" draw:text-style-name="P4" svg:width="0.98cm" svg:height="0.662cm" svg:x="13.751cm" svg:y="7.632cm"><draw:text-box><text:p>да</text:p></draw:text-box></draw:frame><draw:frame text:anchor-type="paragraph" draw:z-index="46" draw:name="Фигура47" draw:style-name="gr23" draw:text-style-name="P4" svg:width="0.795cm" svg:height="0.53cm" svg:x="12.402cm" svg:y="9.564cm"><draw:text-box><text:p>нет</text:p></draw:text-box></draw:frame><draw:frame text:anchor-type="paragraph" draw:z-index="47" draw:name="Фигура48" draw:style-name="gr20" draw:text-style-name="P4" svg:width="0.847cm" svg:height="0.489cm" svg:x="1.66cm" svg:y="12.157cm"><draw:text-box><text:p>нет</text:p></draw:text-box></draw:frame><draw:frame text:anchor-type="paragraph" draw:z-index="48" draw:name="Фигура49" draw:style-name="gr21" draw:text-style-name="P4" svg:width="0.906cm" svg:height="0.503cm" svg:x="1.739cm" svg:y="14.75cm"><draw:text-box><text:p>нет</text:p></draw:text-box></draw:frame><draw:frame text:anchor-type="paragraph" draw:z-index="49" draw:name="Фигура50" draw:style-name="gr21" draw:text-style-name="P4" svg:width="0.825cm" svg:height="0.503cm" svg:x="3.985cm" svg:y="10.358cm"><draw:text-box><text:p>да</text:p></draw:text-box></draw:frame><draw:frame text:anchor-type="paragraph" draw:z-index="50" draw:name="Фигура51" draw:style-name="gr24" draw:text-style-name="P4" svg:width="0.653cm" svg:height="0.692cm" svg:x="4.05cm" svg:y="12.894cm"><draw:text-box><text:p>да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5:25:30.269000000</meta:creation-date>
    <dc:date>2018-09-15T16:39:13.764000000</dc:date>
    <meta:editing-duration>PT30M10S</meta:editing-duration>
    <meta:editing-cycles>1</meta:editing-cycles>
    <meta:generator>LibreOffice/5.3.2.2$Windows_X86_64 LibreOffice_project/6cd4f1ef626f15116896b1d8e1398b56da0d0ee1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